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officeooo:rsid="00182932" officeooo:paragraph-rsid="00182932" fo:background-color="transparent" style:font-size-asian="14pt" style:font-size-complex="14pt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officeooo:rsid="00182932" officeooo:paragraph-rsid="00691c73" fo:background-color="transparent" style:font-size-asian="14pt" style:font-size-complex="14pt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officeooo:rsid="00182932" officeooo:paragraph-rsid="006c77a7" fo:background-color="transparent" style:font-size-asian="14pt" style:font-size-complex="14pt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fo:font-weight="bold" officeooo:rsid="00182932" officeooo:paragraph-rsid="00691c73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Times New Roman" fo:font-size="20pt" fo:language="ru" fo:country="RU" officeooo:rsid="00182932" officeooo:paragraph-rsid="00182932" fo:background-color="transparent" style:font-size-asian="20pt" style:font-size-complex="20pt"/>
    </style:style>
    <style:style style:name="P6" style:family="paragraph" style:parent-style-name="Standard">
      <style:paragraph-properties fo:margin-left="1cm" fo:margin-right="1cm" fo:text-align="center" style:justify-single-word="false">
        <style:tab-stops/>
      </style:paragraph-properties>
      <style:text-properties style:use-window-font-color="true" loext:opacity="0%" fo:font-size="10pt" fo:font-style="italic" officeooo:paragraph-rsid="00691c73" fo:background-color="transparent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margin-left="1cm" fo:margin-right="1cm">
        <style:tab-stops/>
      </style:paragraph-properties>
      <style:text-properties style:use-window-font-color="true" loext:opacity="0%" fo:font-size="10pt" officeooo:paragraph-rsid="00691c73" fo:background-color="transparent" style:font-size-asian="10pt" style:font-size-complex="10pt"/>
    </style:style>
    <style:style style:name="P8" style:family="paragraph" style:parent-style-name="Standard">
      <style:paragraph-properties fo:margin-left="1cm" fo:margin-right="1cm" fo:text-indent="0.6cm" style:auto-text-indent="false">
        <style:tab-stops/>
      </style:paragraph-properties>
      <style:text-properties style:use-window-font-color="true" loext:opacity="0%" fo:font-size="10pt" officeooo:paragraph-rsid="00691c73" fo:background-color="transparent" style:font-size-asian="10pt" style:font-size-complex="10pt"/>
    </style:style>
    <style:style style:name="P9" style:family="paragraph" style:parent-style-name="Standard">
      <style:paragraph-properties fo:margin-left="1cm" fo:margin-right="1cm" fo:text-align="center" style:justify-single-word="false">
        <style:tab-stops/>
      </style:paragraph-properties>
      <style:text-properties style:use-window-font-color="true" loext:opacity="0%" fo:font-size="10pt" officeooo:paragraph-rsid="00691c73" fo:background-color="transparent" style:font-size-asian="10pt" style:font-size-complex="10pt"/>
    </style:style>
    <style:style style:name="P10" style:family="paragraph" style:parent-style-name="Standard">
      <style:paragraph-properties fo:margin-left="0.9cm" fo:text-align="justify" style:justify-single-word="false">
        <style:tab-stops/>
      </style:paragraph-properties>
      <style:text-properties style:use-window-font-color="true" loext:opacity="0%" fo:font-size="10pt" officeooo:paragraph-rsid="00691c73" fo:background-color="transparent" style:font-size-asian="10pt" style:font-size-complex="10pt"/>
    </style:style>
    <style:style style:name="P11" style:family="paragraph" style:parent-style-name="Standard">
      <style:paragraph-properties fo:margin-left="0.9cm" fo:text-align="justify" style:justify-single-word="false" fo:text-indent="0.7cm" style:auto-text-indent="false">
        <style:tab-stops/>
      </style:paragraph-properties>
      <style:text-properties style:use-window-font-color="true" loext:opacity="0%" fo:font-size="9pt" officeooo:paragraph-rsid="00691c73" fo:background-color="transparent" style:font-size-asian="9pt" style:font-size-complex="9pt"/>
    </style:style>
    <style:style style:name="P12" style:family="paragraph" style:parent-style-name="Standard">
      <style:paragraph-properties fo:margin-left="1cm" fo:margin-right="1cm" fo:break-before="page">
        <style:tab-stops>
          <style:tab-stop style:position="0.998cm"/>
        </style:tab-stops>
      </style:paragraph-properties>
      <style:text-properties officeooo:paragraph-rsid="00691c73"/>
    </style:style>
    <style:style style:name="P13" style:family="paragraph" style:parent-style-name="Standard">
      <style:paragraph-properties fo:margin-left="0.9cm" fo:text-align="justify" style:justify-single-word="false">
        <style:tab-stops/>
      </style:paragraph-properties>
      <style:text-properties officeooo:paragraph-rsid="00691c73"/>
    </style:style>
    <style:style style:name="T1" style:family="text">
      <style:text-properties fo:language="en" fo:country="US" officeooo:rsid="0059f247"/>
    </style:style>
    <style:style style:name="T2" style:family="text">
      <style:text-properties fo:language="en" fo:country="US" officeooo:rsid="005eb6a6"/>
    </style:style>
    <style:style style:name="T3" style:family="text">
      <style:text-properties officeooo:rsid="005eb6a6"/>
    </style:style>
    <style:style style:name="T4" style:family="text">
      <style:text-properties style:use-window-font-color="true" loext:opacity="0%" fo:font-size="10pt" fo:language="en" fo:country="US" fo:background-color="transparent" loext:char-shading-value="0" style:font-size-asian="10pt" style:font-size-complex="10pt"/>
    </style:style>
    <style:style style:name="T5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6" style:family="text">
      <style:text-properties style:use-window-font-color="true" loext:opacity="0%" fo:font-size="10pt" fo:background-color="transparent" loext:char-shading-value="0" style:font-size-asian="10pt" style:font-size-complex="10pt"/>
    </style:style>
    <style:style style:name="T7" style:family="text">
      <style:text-properties style:use-window-font-color="true" loext:opacity="0%" fo:font-size="10pt" officeooo:rsid="006dea66" fo:background-color="transparent" loext:char-shading-value="0" style:font-size-asian="10pt" style:font-size-complex="10pt"/>
    </style:style>
    <style:style style:name="T8" style:family="text">
      <style:text-properties fo:font-size="18pt" fo:font-weight="bold" officeooo:rsid="00691c73" style:font-size-asian="18pt" style:font-weight-asian="bold" style:font-size-complex="18pt" style:font-weight-complex="bold"/>
    </style:style>
    <style:style style:name="T9" style:family="text">
      <style:text-properties officeooo:rsid="006d98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нкт-Петербургский государственный университет</text:p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9">Материалы в</text:span>есенн<text:span text:style-name="T9">ей</text:span> научно-практическ<text:span text:style-name="T9">ой<text:line-break/></text:span>конференци<text:span text:style-name="T9">и</text:span> по вопросам информатики,<text:line-break/>математики, механики и астрономии</text:p>
      <text:p text:style-name="P2"><text:span text:style-name="T8">МАТ-МЕХ. НАУКА 2024</text:span><text:line-break/></text:p>
      <text:p text:style-name="P3">2<text:span text:style-name="T3">9 апреля </text:span>– <text:span text:style-name="T3">3</text:span> <text:span text:style-name="T3">мая</text:span> 202<text:span text:style-name="T3">4</text:span> г.<text:line-break/>Санкт-Петербург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1">Санкт-Петербург<text:line-break/>20<text:span text:style-name="T1">2</text:span><text:span text:style-name="T2">4</text:span></text:p>
      <text:p text:style-name="P12"><text:span text:style-name="Основной_20_шрифт_20_абзаца"><text:span text:style-name="T6">УДК 004; 51; 531</text:span></text:span><text:span text:style-name="Основной_20_шрифт_20_абзаца"><text:span text:style-name="T4">/534</text:span></text:span><text:span text:style-name="Основной_20_шрифт_20_абзаца"><text:span text:style-name="T6">; 52</text:span></text:span></text:p>
      <text:p text:style-name="P7">ББК 16; 22.1; 22.2; 22.6</text:p>
      <text:p text:style-name="P8">М34</text:p>
      <text:p text:style-name="P9"/>
      <text:p text:style-name="P6">Печатается по рекомендации<text:line-break/>кафедры системного программирования<text:line-break/>Санкт-Петербургского государственного университета</text:p>
      <text:p text:style-name="P7"/>
      <text:p text:style-name="P13"><text:span text:style-name="Основной_20_шрифт_20_абзаца"><text:span text:style-name="T5">Материалы весенней научно-практической конференции по вопросам информатики, математики, механики и астрономии «Мат-мех. Наука 2024»</text:span></text:span><text:span text:style-name="Основной_20_шрифт_20_абзаца"><text:span text:style-name="T6">. 29 апреля – 3 мая 2024 г. Санкт-Петербург — СПб.: Издательство ВВМ, 2024. — </text:span></text:span><office:annotation office:name="0" loext:resolved="false"><dc:creator>&lt;анонимный&gt;</dc:creator><dc:date>2020-12-20T17:44:00</dc:date><text:p>При изменении содержания не забывать обновлять!</text:p></office:annotation><text:span text:style-name="Основной_20_шрифт_20_абзаца"><text:span text:style-name="T6">22</text:span></text:span><text:span text:style-name="Основной_20_шрифт_20_абзаца"><text:span text:style-name="T7">8</text:span></text:span><text:span text:style-name="Основной_20_шрифт_20_абзаца"><text:span text:style-name="T6"> с.</text:span></text:span><office:annotation-end office:name="0"/></text:p>
      <text:p text:style-name="P10">ISBN 978-5-9651-1568-6</text:p>
      <text:p text:style-name="P10"/>
      <text:p text:style-name="P11">Тематика сборника затрагивает широкий круг актуальных проблем теоретической и прикладной математики, информатики, механики и астрономии. Цели конференции: представление результатов и организация научного общения преподавателей, ведущих учёных и молодых исследователей, апробация результатов студентов и аспирантов, установление и укрепление научных связей между исследовательскими группами.</text:p>
      <text:p text:style-name="P11">Для студентов и аспирантов естественно-научных специальносте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01cm" style:contextual-spacing="false" fo:hyphenation-ladder-count="2" style:page-number="auto" style:shadow="none">
        <style:tab-stops/>
      </style:paragraph-properties>
      <style:text-properties style:language-asian="zxx" style:country-asian="none" style:language-complex="zxx" style:country-complex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2H38M36S</meta:editing-duration>
    <meta:editing-cycles>69</meta:editing-cycles>
    <meta:generator>LibreOffice/24.2.4.2$Linux_X86_64 LibreOffice_project/420$Build-2</meta:generator>
    <dc:date>2024-06-29T22:19:43.883948258</dc:date>
    <meta:print-date>2024-06-28T16:08:27.932300425</meta:print-date>
    <meta:printed-by>Файлы PDF</meta:printed-by>
    <meta:document-statistic meta:table-count="0" meta:image-count="0" meta:object-count="0" meta:page-count="2" meta:paragraph-count="13" meta:word-count="123" meta:character-count="1090" meta:non-whitespace-character-count="975"/>
    <meta:user-defined meta:name="Info 1"/>
    <meta:user-defined meta:name="Info 2"/>
    <meta:user-defined meta:name="Info 3"/>
    <meta:user-defined meta:name="Info 4"/>
  </office:meta>
</office:document-meta>
</file>